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51cm"/>
    </style:style>
    <style:style style:name="co3" style:family="table-column">
      <style:table-column-properties fo:break-before="auto" style:column-width="11.85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Canadian</text:p>
          </table:table-cell>
          <table:table-cell office:value-type="string" calcext:value-type="string">
            <text:p>roc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an</text:p>
          </table:table-cell>
          <table:table-cell table:number-columns-repeated="2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2])))" office:value-type="string" office:string-value="vegetarian" calcext:value-type="string">
            <text:p>vegetarian</text:p>
          </table:table-cell>
          <table:table-cell table:formula="of:=INDEX([Sheet1.E$1:.E$999];RANDBETWEEN(1;ROWS([.E$1:.E$13])))" office:value-type="string" office:string-value="world" calcext:value-type="string">
            <text:p>world</text:p>
          </table:table-cell>
          <table:table-cell/>
          <table:table-cell table:formula="of:=CONCATENATE([.H2];&quot; &quot;;[.I2];&quot; &quot;;[.J2];&quot; &quot;;[.K2];&quot; &quot;;[.L2])" office:value-type="string" office:string-value="the same lovely vegetarian world" calcext:value-type="string">
            <text:p>the same lovely vegetarian world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table:style-name="ce1" office:value-type="string" calcext:value-type="string">
            <text:p>best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house</text:p>
          </table:table-cell>
          <table:table-cell table:number-columns-repeated="2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pure" calcext:value-type="string">
            <text:p>pure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2])))" office:value-type="string" office:string-value="federal" calcext:value-type="string">
            <text:p>federal</text:p>
          </table:table-cell>
          <table:table-cell table:formula="of:=INDEX([Sheet1.E$1:.E$999];RANDBETWEEN(1;ROWS([.E$1:.E$13])))" office:value-type="string" office:string-value="rock" calcext:value-type="string">
            <text:p>rock</text:p>
          </table:table-cell>
          <table:table-cell/>
          <table:table-cell table:formula="of:=CONCATENATE([.H3];&quot; &quot;;[.I3];&quot; &quot;;[.J3];&quot; &quot;;[.K3];&quot; &quot;;[.L3])" office:value-type="string" office:string-value="a pure dangerous federal rock" calcext:value-type="string">
            <text:p>a pure dangerous federal rock</text:p>
          </table:table-cell>
        </table:table-row>
        <table:table-row table:style-name="ro1">
          <table:table-cell office:value-type="string" calcext:value-type="string">
            <text:p>thos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tree</text:p>
          </table:table-cell>
          <table:table-cell table:number-columns-repeated="2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fast" calcext:value-type="string">
            <text:p>fast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color" calcext:value-type="string">
            <text:p>color</text:p>
          </table:table-cell>
          <table:table-cell/>
          <table:table-cell table:formula="of:=CONCATENATE([.H4];&quot; &quot;;[.I4];&quot; &quot;;[.J4];&quot; &quot;;[.K4];&quot; &quot;;[.L4])" office:value-type="string" office:string-value="another same fast religious color" calcext:value-type="string">
            <text:p>another same fast religious color</text:p>
          </table:table-cell>
        </table:table-row>
        <table:table-row table:style-name="ro1">
          <table:table-cell office:value-type="string" calcext:value-type="string">
            <text:p>another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world</text:p>
          </table:table-cell>
          <table:table-cell table:number-columns-repeated="2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7])))" office:value-type="string" office:string-value="wrong" calcext:value-type="string">
            <text:p>wrong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2])))" office:value-type="string" office:string-value="electric" calcext:value-type="string">
            <text:p>electric</text:p>
          </table:table-cell>
          <table:table-cell table:formula="of:=INDEX([Sheet1.E$1:.E$999];RANDBETWEEN(1;ROWS([.E$1:.E$13])))" office:value-type="string" office:string-value="plan" calcext:value-type="string">
            <text:p>plan</text:p>
          </table:table-cell>
          <table:table-cell/>
          <table:table-cell table:formula="of:=CONCATENATE([.H5];&quot; &quot;;[.I5];&quot; &quot;;[.J5];&quot; &quot;;[.K5];&quot; &quot;;[.L5])" office:value-type="string" office:string-value="no wrong smart electric plan" calcext:value-type="string">
            <text:p>no wrong smart electric plan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7])))" office:value-type="string" office:string-value="occasional" calcext:value-type="string">
            <text:p>occasional</text:p>
          </table:table-cell>
          <table:table-cell table:formula="of:=INDEX([Sheet1.C$1:.C$999];RANDBETWEEN(1;ROWS([.C$1:.C$19])))" office:value-type="string" office:string-value="fast" calcext:value-type="string">
            <text:p>fast</text:p>
          </table:table-cell>
          <table:table-cell table:formula="of:=INDEX([Sheet1.D$1:.D$999];RANDBETWEEN(1;ROWS([.D$1:.D$12])))" office:value-type="string" office:string-value="public" calcext:value-type="string">
            <text:p>public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6];&quot; &quot;;[.I6];&quot; &quot;;[.J6];&quot; &quot;;[.K6];&quot; &quot;;[.L6])" office:value-type="string" office:string-value="no occasional fast public symbol" calcext:value-type="string">
            <text:p>no occasional fast public symbol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symbol</text:p>
          </table:table-cell>
          <table:table-cell table:number-columns-repeated="2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27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man" calcext:value-type="string">
            <text:p>man</text:p>
          </table:table-cell>
          <table:table-cell/>
          <table:table-cell table:formula="of:=CONCATENATE([.H7];&quot; &quot;;[.I7];&quot; &quot;;[.J7];&quot; &quot;;[.K7];&quot; &quot;;[.L7])" office:value-type="string" office:string-value="those same old emotional man" calcext:value-type="string">
            <text:p>those same old emotional man</text:p>
          </table:table-cell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usual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emotional</text:p>
          </table:table-cell>
          <table:table-cell office:value-type="string" calcext:value-type="string">
            <text:p>plan</text:p>
          </table:table-cell>
          <table:table-cell table:number-columns-repeated="2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average" calcext:value-type="string">
            <text:p>average</text:p>
          </table:table-cell>
          <table:table-cell table:formula="of:=INDEX([Sheet1.C$1:.C$999];RANDBETWEEN(1;ROWS([.C$1:.C$19])))" office:value-type="string" office:string-value="yellow" calcext:value-type="string">
            <text:p>yellow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8];&quot; &quot;;[.I8];&quot; &quot;;[.J8];&quot; &quot;;[.K8];&quot; &quot;;[.L8])" office:value-type="string" office:string-value="a average yellow religious food" calcext:value-type="string">
            <text:p>a average yellow religious food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preventative</text:p>
          </table:table-cell>
          <table:table-cell office:value-type="string" calcext:value-type="string">
            <text:p>parade</text:p>
          </table:table-cell>
          <table:table-cell table:number-columns-repeated="2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7])))" office:value-type="string" office:string-value="only" calcext:value-type="string">
            <text:p>only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2])))" office:value-type="string" office:string-value="preventative" calcext:value-type="string">
            <text:p>preventative</text:p>
          </table:table-cell>
          <table:table-cell table:formula="of:=INDEX([Sheet1.E$1:.E$999];RANDBETWEEN(1;ROWS([.E$1:.E$13])))" office:value-type="string" office:string-value="color" calcext:value-type="string">
            <text:p>color</text:p>
          </table:table-cell>
          <table:table-cell/>
          <table:table-cell table:formula="of:=CONCATENATE([.H9];&quot; &quot;;[.I9];&quot; &quot;;[.J9];&quot; &quot;;[.K9];&quot; &quot;;[.L9])" office:value-type="string" office:string-value="many only ugly preventative color" calcext:value-type="string">
            <text:p>many only ugly preventative color</text:p>
          </table:table-cell>
        </table:table-row>
        <table:table-row table:style-name="ro1">
          <table:table-cell/>
          <table:table-cell office:value-type="string" calcext:value-type="string">
            <text:p>important?</text:p>
          </table:table-cell>
          <table:table-cell office:value-type="string" calcext:value-type="string">
            <text:p>horrendous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one</text:p>
          </table:table-cell>
          <table:table-cell table:number-columns-repeated="2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7])))" office:value-type="string" office:string-value="usual" calcext:value-type="string">
            <text:p>usual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2])))" office:value-type="string" office:string-value="electric" calcext:value-type="string">
            <text:p>electric</text:p>
          </table:table-cell>
          <table:table-cell table:formula="of:=INDEX([Sheet1.E$1:.E$999];RANDBETWEEN(1;ROWS([.E$1:.E$13])))" office:value-type="string" office:string-value="color" calcext:value-type="string">
            <text:p>color</text:p>
          </table:table-cell>
          <table:table-cell/>
          <table:table-cell table:formula="of:=CONCATENATE([.H10];&quot; &quot;;[.I10];&quot; &quot;;[.J10];&quot; &quot;;[.K10];&quot; &quot;;[.L10])" office:value-type="string" office:string-value="any usual smart electric color" calcext:value-type="string">
            <text:p>any usual smart electric color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7])))" office:value-type="float" office:value="0" calcext:value-type="float">
            <text:p>0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2])))" office:value-type="string" office:string-value="nuclear" calcext:value-type="string">
            <text:p>nuclear</text:p>
          </table:table-cell>
          <table:table-cell table:formula="of:=INDEX([Sheet1.E$1:.E$999];RANDBETWEEN(1;ROWS([.E$1:.E$13])))" office:value-type="string" office:string-value="house" calcext:value-type="string">
            <text:p>house</text:p>
          </table:table-cell>
          <table:table-cell/>
          <table:table-cell table:formula="of:=CONCATENATE([.H11];&quot; &quot;;[.I11];&quot; &quot;;[.J11];&quot; &quot;;[.K11];&quot; &quot;;[.L11])" office:value-type="string" office:string-value="many 0 lumpy nuclear house" calcext:value-type="string">
            <text:p>many 0 lumpy nuclear house</text:p>
          </table:table-cell>
        </table:table-row>
        <table:table-row table:style-name="ro1">
          <table:table-cell/>
          <table:table-cell office:value-type="string" calcext:value-type="string">
            <text:p>pur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olor</text:p>
          </table:table-cell>
          <table:table-cell table:number-columns-repeated="2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friendly" calcext:value-type="string">
            <text:p>friendly</text:p>
          </table:table-cell>
          <table:table-cell table:formula="of:=INDEX([Sheet1.D$1:.D$999];RANDBETWEEN(1;ROWS([.D$1:.D$12])))" office:value-type="string" office:string-value="public" calcext:value-type="string">
            <text:p>public</text:p>
          </table:table-cell>
          <table:table-cell table:formula="of:=INDEX([Sheet1.E$1:.E$999];RANDBETWEEN(1;ROWS([.E$1:.E$13])))" office:value-type="string" office:string-value="color" calcext:value-type="string">
            <text:p>color</text:p>
          </table:table-cell>
          <table:table-cell/>
          <table:table-cell table:formula="of:=CONCATENATE([.H12];&quot; &quot;;[.I12];&quot; &quot;;[.J12];&quot; &quot;;[.K12];&quot; &quot;;[.L12])" office:value-type="string" office:string-value="the same friendly public color" calcext:value-type="string">
            <text:p>the same friendly public color</text:p>
          </table:table-cell>
        </table:table-row>
        <table:table-row table:style-name="ro1">
          <table:table-cell/>
          <table:table-cell office:value-type="string" calcext:value-type="string">
            <text:p>permanent</text:p>
          </table:table-cell>
          <table:table-cell office:value-type="string" calcext:value-type="string">
            <text:p>round</text:p>
          </table:table-cell>
          <table:table-cell/>
          <table:table-cell office:value-type="string" calcext:value-type="string">
            <text:p>device</text:p>
          </table:table-cell>
          <table:table-cell table:number-columns-repeated="2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7])))" office:value-type="string" office:string-value="real" calcext:value-type="string">
            <text:p>real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2])))" office:value-type="string" office:string-value="medical" calcext:value-type="string">
            <text:p>medical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13];&quot; &quot;;[.I13];&quot; &quot;;[.J13];&quot; &quot;;[.K13];&quot; &quot;;[.L13])" office:value-type="string" office:string-value="any real big medical food" calcext:value-type="string">
            <text:p>any real big medical food</text:p>
          </table:table-cell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lumpy</text:p>
          </table:table-cell>
          <table:table-cell table:number-columns-repeated="4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7])))" office:value-type="string" office:string-value="basic" calcext:value-type="string">
            <text:p>basic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2])))" office:value-type="string" office:string-value="public" calcext:value-type="string">
            <text:p>public</text:p>
          </table:table-cell>
          <table:table-cell table:formula="of:=INDEX([Sheet1.E$1:.E$999];RANDBETWEEN(1;ROWS([.E$1:.E$13])))" office:value-type="string" office:string-value="tree" calcext:value-type="string">
            <text:p>tree</text:p>
          </table:table-cell>
          <table:table-cell/>
          <table:table-cell table:formula="of:=CONCATENATE([.H14];&quot; &quot;;[.I14];&quot; &quot;;[.J14];&quot; &quot;;[.K14];&quot; &quot;;[.L14])" office:value-type="string" office:string-value="many basic hairy public tree" calcext:value-type="string">
            <text:p>many basic hairy public tree</text:p>
          </table:table-cell>
        </table:table-row>
        <table:table-row table:style-name="ro1">
          <table:table-cell/>
          <table:table-cell office:value-type="string" calcext:value-type="string">
            <text:p>partial</text:p>
          </table:table-cell>
          <table:table-cell office:value-type="string" calcext:value-type="string">
            <text:p>hairy</text:p>
          </table:table-cell>
          <table:table-cell table:number-columns-repeated="4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lone" calcext:value-type="string">
            <text:p>lone</text:p>
          </table:table-cell>
          <table:table-cell table:formula="of:=INDEX([Sheet1.C$1:.C$999];RANDBETWEEN(1;ROWS([.C$1:.C$19])))" office:value-type="string" office:string-value="stubborn" calcext:value-type="string">
            <text:p>stubborn</text:p>
          </table:table-cell>
          <table:table-cell table:formula="of:=INDEX([Sheet1.D$1:.D$999];RANDBETWEEN(1;ROWS([.D$1:.D$12])))" office:value-type="string" office:string-value="medical" calcext:value-type="string">
            <text:p>medical</text:p>
          </table:table-cell>
          <table:table-cell table:formula="of:=INDEX([Sheet1.E$1:.E$999];RANDBETWEEN(1;ROWS([.E$1:.E$13])))" office:value-type="string" office:string-value="one" calcext:value-type="string">
            <text:p>one</text:p>
          </table:table-cell>
          <table:table-cell/>
          <table:table-cell table:formula="of:=CONCATENATE([.H15];&quot; &quot;;[.I15];&quot; &quot;;[.J15];&quot; &quot;;[.K15];&quot; &quot;;[.L15])" office:value-type="string" office:string-value="my lone stubborn medical one" calcext:value-type="string">
            <text:p>my lone stubborn medical one</text:p>
          </table:table-cell>
        </table:table-row>
        <table:table-row table:style-name="ro1">
          <table:table-cell/>
          <table:table-cell office:value-type="string" calcext:value-type="string">
            <text:p>major</text:p>
          </table:table-cell>
          <table:table-cell office:value-type="string" calcext:value-type="string">
            <text:p>old</text:p>
          </table:table-cell>
          <table:table-cell table:number-columns-repeated="4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next" calcext:value-type="string">
            <text:p>next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2])))" office:value-type="string" office:string-value="local" calcext:value-type="string">
            <text:p>local</text:p>
          </table:table-cell>
          <table:table-cell table:formula="of:=INDEX([Sheet1.E$1:.E$999];RANDBETWEEN(1;ROWS([.E$1:.E$13])))" office:value-type="string" office:string-value="color" calcext:value-type="string">
            <text:p>color</text:p>
          </table:table-cell>
          <table:table-cell/>
          <table:table-cell table:formula="of:=CONCATENATE([.H16];&quot; &quot;;[.I16];&quot; &quot;;[.J16];&quot; &quot;;[.K16];&quot; &quot;;[.L16])" office:value-type="string" office:string-value="another next lumpy local color" calcext:value-type="string">
            <text:p>another next lumpy local color</text:p>
          </table:table-cell>
        </table:table-row>
        <table:table-row table:style-name="ro1">
          <table:table-cell/>
          <table:table-cell office:value-type="string" calcext:value-type="string">
            <text:p>same</text:p>
          </table:table-cell>
          <table:table-cell office:value-type="string" calcext:value-type="string">
            <text:p>emotional</text:p>
          </table:table-cell>
          <table:table-cell table:number-columns-repeated="4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7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2])))" office:value-type="string" office:string-value="wooden" calcext:value-type="string">
            <text:p>wooden</text:p>
          </table:table-cell>
          <table:table-cell table:formula="of:=INDEX([Sheet1.E$1:.E$999];RANDBETWEEN(1;ROWS([.E$1:.E$13])))" office:value-type="string" office:string-value="house" calcext:value-type="string">
            <text:p>house</text:p>
          </table:table-cell>
          <table:table-cell/>
          <table:table-cell table:formula="of:=CONCATENATE([.H17];&quot; &quot;;[.I17];&quot; &quot;;[.J17];&quot; &quot;;[.K17];&quot; &quot;;[.L17])" office:value-type="string" office:string-value="many major horrendous wooden house" calcext:value-type="string">
            <text:p>many major horrendous wooden house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lovely</text:p>
          </table:table-cell>
          <table:table-cell table:number-columns-repeated="4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7])))" office:value-type="string" office:string-value="lone" calcext:value-type="string">
            <text:p>lone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2])))" office:value-type="string" office:string-value="electric" calcext:value-type="string">
            <text:p>electric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18];&quot; &quot;;[.I18];&quot; &quot;;[.J18];&quot; &quot;;[.K18];&quot; &quot;;[.L18])" office:value-type="string" office:string-value="any lone lovely electric symbol" calcext:value-type="string">
            <text:p>any lone lovely electric symbol</text:p>
          </table:table-cell>
        </table:table-row>
        <table:table-row table:style-name="ro1">
          <table:table-cell/>
          <table:table-cell office:value-type="string" calcext:value-type="string">
            <text:p>extra</text:p>
          </table:table-cell>
          <table:table-cell office:value-type="string" calcext:value-type="string">
            <text:p>generous</text:p>
          </table:table-cell>
          <table:table-cell table:number-columns-repeated="4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possible" calcext:value-type="string">
            <text:p>possible</text:p>
          </table:table-cell>
          <table:table-cell table:formula="of:=INDEX([Sheet1.C$1:.C$999];RANDBETWEEN(1;ROWS([.C$1:.C$19])))" office:value-type="string" office:string-value="long" calcext:value-type="string">
            <text:p>long</text:p>
          </table:table-cell>
          <table:table-cell table:formula="of:=INDEX([Sheet1.D$1:.D$999];RANDBETWEEN(1;ROWS([.D$1:.D$12])))" office:value-type="string" office:string-value="public" calcext:value-type="string">
            <text:p>public</text:p>
          </table:table-cell>
          <table:table-cell table:formula="of:=INDEX([Sheet1.E$1:.E$999];RANDBETWEEN(1;ROWS([.E$1:.E$13])))" office:value-type="string" office:string-value="parade" calcext:value-type="string">
            <text:p>parade</text:p>
          </table:table-cell>
          <table:table-cell/>
          <table:table-cell table:formula="of:=CONCATENATE([.H19];&quot; &quot;;[.I19];&quot; &quot;;[.J19];&quot; &quot;;[.K19];&quot; &quot;;[.L19])" office:value-type="string" office:string-value="a possible long public parade" calcext:value-type="string">
            <text:p>a possible long public parade</text:p>
          </table:table-cell>
        </table:table-row>
        <table:table-row table:style-name="ro1">
          <table:table-cell/>
          <table:table-cell office:value-type="string" calcext:value-type="string">
            <text:p>only</text:p>
          </table:table-cell>
          <table:table-cell table:number-columns-repeated="5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7])))" office:value-type="string" office:string-value="original" calcext:value-type="string">
            <text:p>original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2])))" office:value-type="string" office:string-value="vegetarian" calcext:value-type="string">
            <text:p>vegetarian</text:p>
          </table:table-cell>
          <table:table-cell table:formula="of:=INDEX([Sheet1.E$1:.E$999];RANDBETWEEN(1;ROWS([.E$1:.E$13])))" office:value-type="string" office:string-value="house" calcext:value-type="string">
            <text:p>house</text:p>
          </table:table-cell>
          <table:table-cell/>
          <table:table-cell table:formula="of:=CONCATENATE([.H20];&quot; &quot;;[.I20];&quot; &quot;;[.J20];&quot; &quot;;[.K20];&quot; &quot;;[.L20])" office:value-type="string" office:string-value="many original lovely vegetarian house" calcext:value-type="string">
            <text:p>many original lovely vegetarian house</text:p>
          </table:table-cell>
        </table:table-row>
        <table:table-row table:style-name="ro1">
          <table:table-cell/>
          <table:table-cell office:value-type="string" calcext:value-type="string">
            <text:p>next</text:p>
          </table:table-cell>
          <table:table-cell table:number-columns-repeated="5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extra" calcext:value-type="string">
            <text:p>extra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2])))" office:value-type="string" office:string-value="medical" calcext:value-type="string">
            <text:p>medical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21];&quot; &quot;;[.I21];&quot; &quot;;[.J21];&quot; &quot;;[.K21];&quot; &quot;;[.L21])" office:value-type="string" office:string-value="another extra ugly medical symbol" calcext:value-type="string">
            <text:p>another extra ugly medical symbol</text:p>
          </table:table-cell>
        </table:table-row>
        <table:table-row table:style-name="ro1"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native</text:p>
          </table:table-cell>
          <table:table-cell table:number-columns-repeated="4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7])))" office:value-type="string" office:string-value="real" calcext:value-type="string">
            <text:p>real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2])))" office:value-type="string" office:string-value="electric" calcext:value-type="string">
            <text:p>electric</text:p>
          </table:table-cell>
          <table:table-cell table:formula="of:=INDEX([Sheet1.E$1:.E$999];RANDBETWEEN(1;ROWS([.E$1:.E$13])))" office:value-type="string" office:string-value="rock" calcext:value-type="string">
            <text:p>rock</text:p>
          </table:table-cell>
          <table:table-cell/>
          <table:table-cell table:formula="of:=CONCATENATE([.H22];&quot; &quot;;[.I22];&quot; &quot;;[.J22];&quot; &quot;;[.K22];&quot; &quot;;[.L22])" office:value-type="string" office:string-value="any real round electric rock" calcext:value-type="string">
            <text:p>any real round electric rock</text:p>
          </table:table-cell>
        </table:table-row>
        <table:table-row table:style-name="ro1">
          <table:table-cell/>
          <table:table-cell office:value-type="string" calcext:value-type="string">
            <text:p>possible</text:p>
          </table:table-cell>
          <table:table-cell table:number-columns-repeated="5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7])))" office:value-type="string" office:string-value="occasional" calcext:value-type="string">
            <text:p>occasional</text:p>
          </table:table-cell>
          <table:table-cell table:formula="of:=INDEX([Sheet1.C$1:.C$999];RANDBETWEEN(1;ROWS([.C$1:.C$19])))" office:value-type="string" office:string-value="broken" calcext:value-type="string">
            <text:p>broken</text:p>
          </table:table-cell>
          <table:table-cell table:formula="of:=INDEX([Sheet1.D$1:.D$999];RANDBETWEEN(1;ROWS([.D$1:.D$12])))" office:value-type="string" office:string-value="public" calcext:value-type="string">
            <text:p>public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23];&quot; &quot;;[.I23];&quot; &quot;;[.J23];&quot; &quot;;[.K23];&quot; &quot;;[.L23])" office:value-type="string" office:string-value="any occasional broken public symbol" calcext:value-type="string">
            <text:p>any occasional broken public symbol</text:p>
          </table:table-cell>
        </table:table-row>
        <table:table-row table:style-name="ro1">
          <table:table-cell/>
          <table:table-cell office:value-type="string" calcext:value-type="string">
            <text:p>occasional</text:p>
          </table:table-cell>
          <table:table-cell table:number-columns-repeated="5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2])))" office:value-type="string" office:string-value="nuclear" calcext:value-type="string">
            <text:p>nuclear</text:p>
          </table:table-cell>
          <table:table-cell table:formula="of:=INDEX([Sheet1.E$1:.E$999];RANDBETWEEN(1;ROWS([.E$1:.E$13])))" office:value-type="string" office:string-value="space" calcext:value-type="string">
            <text:p>space</text:p>
          </table:table-cell>
          <table:table-cell/>
          <table:table-cell table:formula="of:=CONCATENATE([.H24];&quot; &quot;;[.I24];&quot; &quot;;[.J24];&quot; &quot;;[.K24];&quot; &quot;;[.L24])" office:value-type="string" office:string-value="another major lumpy nuclear space" calcext:value-type="string">
            <text:p>another major lumpy nuclear space</text:p>
          </table:table-cell>
        </table:table-row>
        <table:table-row table:style-name="ro1">
          <table:table-cell/>
          <table:table-cell office:value-type="string" calcext:value-type="string">
            <text:p>lone</text:p>
          </table:table-cell>
          <table:table-cell table:number-columns-repeated="5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best" calcext:value-type="string">
            <text:p>best</text:p>
          </table:table-cell>
          <table:table-cell table:formula="of:=INDEX([Sheet1.C$1:.C$999];RANDBETWEEN(1;ROWS([.C$1:.C$19])))" office:value-type="string" office:string-value="generous" calcext:value-type="string">
            <text:p>generous</text:p>
          </table:table-cell>
          <table:table-cell table:formula="of:=INDEX([Sheet1.D$1:.D$999];RANDBETWEEN(1;ROWS([.D$1:.D$12])))" office:value-type="string" office:string-value="Canadian" calcext:value-type="string">
            <text:p>Canadian</text:p>
          </table:table-cell>
          <table:table-cell table:formula="of:=INDEX([Sheet1.E$1:.E$999];RANDBETWEEN(1;ROWS([.E$1:.E$13])))" office:value-type="string" office:string-value="plan" calcext:value-type="string">
            <text:p>plan</text:p>
          </table:table-cell>
          <table:table-cell/>
          <table:table-cell table:formula="of:=CONCATENATE([.H25];&quot; &quot;;[.I25];&quot; &quot;;[.J25];&quot; &quot;;[.K25];&quot; &quot;;[.L25])" office:value-type="string" office:string-value="the best generous Canadian plan" calcext:value-type="string">
            <text:p>the best generous Canadian pl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lone" calcext:value-type="string">
            <text:p>lone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2])))" office:value-type="string" office:string-value="public" calcext:value-type="string">
            <text:p>public</text:p>
          </table:table-cell>
          <table:table-cell table:formula="of:=INDEX([Sheet1.E$1:.E$999];RANDBETWEEN(1;ROWS([.E$1:.E$13])))" office:value-type="string" office:string-value="tree" calcext:value-type="string">
            <text:p>tree</text:p>
          </table:table-cell>
          <table:table-cell/>
          <table:table-cell table:formula="of:=CONCATENATE([.H26];&quot; &quot;;[.I26];&quot; &quot;;[.J26];&quot; &quot;;[.K26];&quot; &quot;;[.L26])" office:value-type="string" office:string-value="another lone wealthy public tree" calcext:value-type="string">
            <text:p>another lone wealthy public tre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7])))" office:value-type="string" office:string-value="different" calcext:value-type="string">
            <text:p>different</text:p>
          </table:table-cell>
          <table:table-cell table:formula="of:=INDEX([Sheet1.C$1:.C$999];RANDBETWEEN(1;ROWS([.C$1:.C$19])))" office:value-type="string" office:string-value="generous" calcext:value-type="string">
            <text:p>generous</text:p>
          </table:table-cell>
          <table:table-cell table:formula="of:=INDEX([Sheet1.D$1:.D$999];RANDBETWEEN(1;ROWS([.D$1:.D$12])))" office:value-type="string" office:string-value="federal" calcext:value-type="string">
            <text:p>federal</text:p>
          </table:table-cell>
          <table:table-cell table:formula="of:=INDEX([Sheet1.E$1:.E$999];RANDBETWEEN(1;ROWS([.E$1:.E$13])))" office:value-type="string" office:string-value="man" calcext:value-type="string">
            <text:p>man</text:p>
          </table:table-cell>
          <table:table-cell/>
          <table:table-cell table:formula="of:=CONCATENATE([.H27];&quot; &quot;;[.I27];&quot; &quot;;[.J27];&quot; &quot;;[.K27];&quot; &quot;;[.L27])" office:value-type="string" office:string-value="many different generous federal man" calcext:value-type="string">
            <text:p>many different generous federal m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7])))" office:value-type="string" office:string-value="permanent" calcext:value-type="string">
            <text:p>permanent</text:p>
          </table:table-cell>
          <table:table-cell table:formula="of:=INDEX([Sheet1.C$1:.C$999];RANDBETWEEN(1;ROWS([.C$1:.C$19])))" office:value-type="string" office:string-value="yellow" calcext:value-type="string">
            <text:p>yellow</text:p>
          </table:table-cell>
          <table:table-cell table:formula="of:=INDEX([Sheet1.D$1:.D$999];RANDBETWEEN(1;ROWS([.D$1:.D$12])))" office:value-type="string" office:string-value="wooden" calcext:value-type="string">
            <text:p>wooden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28];&quot; &quot;;[.I28];&quot; &quot;;[.J28];&quot; &quot;;[.K28];&quot; &quot;;[.L28])" office:value-type="string" office:string-value="many permanent yellow wooden food" calcext:value-type="string">
            <text:p>many permanent yellow wooden foo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7])))" office:value-type="string" office:string-value="correct" calcext:value-type="string">
            <text:p>correct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2])))" office:value-type="string" office:string-value="electric" calcext:value-type="string">
            <text:p>electric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29];&quot; &quot;;[.I29];&quot; &quot;;[.J29];&quot; &quot;;[.K29];&quot; &quot;;[.L29])" office:value-type="string" office:string-value="many correct wealthy electric symbol" calcext:value-type="string">
            <text:p>many correct wealthy electric symbol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7])))" office:value-type="string" office:string-value="only" calcext:value-type="string">
            <text:p>only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2])))" office:value-type="string" office:string-value="nuclear" calcext:value-type="string">
            <text:p>nuclear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30];&quot; &quot;;[.I30];&quot; &quot;;[.J30];&quot; &quot;;[.K30];&quot; &quot;;[.L30])" office:value-type="string" office:string-value="any only big nuclear food" calcext:value-type="string">
            <text:p>any only big nuclear foo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7])))" office:value-type="float" office:value="0" calcext:value-type="float">
            <text:p>0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color" calcext:value-type="string">
            <text:p>color</text:p>
          </table:table-cell>
          <table:table-cell/>
          <table:table-cell table:formula="of:=CONCATENATE([.H31];&quot; &quot;;[.I31];&quot; &quot;;[.J31];&quot; &quot;;[.K31];&quot; &quot;;[.L31])" office:value-type="string" office:string-value="no 0 lumpy religious color" calcext:value-type="string">
            <text:p>no 0 lumpy religious color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7])))" office:value-type="string" office:string-value="lone" calcext:value-type="string">
            <text:p>lone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2])))" office:value-type="string" office:string-value="electric" calcext:value-type="string">
            <text:p>electric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32];&quot; &quot;;[.I32];&quot; &quot;;[.J32];&quot; &quot;;[.K32];&quot; &quot;;[.L32])" office:value-type="string" office:string-value="many lone dangerous electric food" calcext:value-type="string">
            <text:p>many lone dangerous electric foo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7])))" office:value-type="string" office:string-value="occasional" calcext:value-type="string">
            <text:p>occasional</text:p>
          </table:table-cell>
          <table:table-cell table:formula="of:=INDEX([Sheet1.C$1:.C$999];RANDBETWEEN(1;ROWS([.C$1:.C$19])))" office:value-type="string" office:string-value="yellow" calcext:value-type="string">
            <text:p>yellow</text:p>
          </table:table-cell>
          <table:table-cell table:formula="of:=INDEX([Sheet1.D$1:.D$999];RANDBETWEEN(1;ROWS([.D$1:.D$12])))" office:value-type="string" office:string-value="public" calcext:value-type="string">
            <text:p>public</text:p>
          </table:table-cell>
          <table:table-cell table:formula="of:=INDEX([Sheet1.E$1:.E$999];RANDBETWEEN(1;ROWS([.E$1:.E$13])))" office:value-type="string" office:string-value="color" calcext:value-type="string">
            <text:p>color</text:p>
          </table:table-cell>
          <table:table-cell/>
          <table:table-cell table:formula="of:=CONCATENATE([.H33];&quot; &quot;;[.I33];&quot; &quot;;[.J33];&quot; &quot;;[.K33];&quot; &quot;;[.L33])" office:value-type="string" office:string-value="no occasional yellow public color" calcext:value-type="string">
            <text:p>no occasional yellow public color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27])))" office:value-type="string" office:string-value="only" calcext:value-type="string">
            <text:p>only</text:p>
          </table:table-cell>
          <table:table-cell table:formula="of:=INDEX([Sheet1.C$1:.C$999];RANDBETWEEN(1;ROWS([.C$1:.C$19])))" office:value-type="string" office:string-value="yellow" calcext:value-type="string">
            <text:p>yellow</text:p>
          </table:table-cell>
          <table:table-cell table:formula="of:=INDEX([Sheet1.D$1:.D$999];RANDBETWEEN(1;ROWS([.D$1:.D$12])))" office:value-type="string" office:string-value="preventative" calcext:value-type="string">
            <text:p>preventative</text:p>
          </table:table-cell>
          <table:table-cell table:formula="of:=INDEX([Sheet1.E$1:.E$999];RANDBETWEEN(1;ROWS([.E$1:.E$13])))" office:value-type="string" office:string-value="plan" calcext:value-type="string">
            <text:p>plan</text:p>
          </table:table-cell>
          <table:table-cell/>
          <table:table-cell table:formula="of:=CONCATENATE([.H34];&quot; &quot;;[.I34];&quot; &quot;;[.J34];&quot; &quot;;[.K34];&quot; &quot;;[.L34])" office:value-type="string" office:string-value="those only yellow preventative plan" calcext:value-type="string">
            <text:p>those only yellow preventative pl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float" office:value="0" calcext:value-type="float">
            <text:p>0</text:p>
          </table:table-cell>
          <table:table-cell table:formula="of:=INDEX([Sheet1.C$1:.C$999];RANDBETWEEN(1;ROWS([.C$1:.C$19])))" office:value-type="string" office:string-value="generous" calcext:value-type="string">
            <text:p>generous</text:p>
          </table:table-cell>
          <table:table-cell table:formula="of:=INDEX([Sheet1.D$1:.D$999];RANDBETWEEN(1;ROWS([.D$1:.D$12])))" office:value-type="string" office:string-value="preventative" calcext:value-type="string">
            <text:p>preventative</text:p>
          </table:table-cell>
          <table:table-cell table:formula="of:=INDEX([Sheet1.E$1:.E$999];RANDBETWEEN(1;ROWS([.E$1:.E$13])))" office:value-type="string" office:string-value="rock" calcext:value-type="string">
            <text:p>rock</text:p>
          </table:table-cell>
          <table:table-cell/>
          <table:table-cell table:formula="of:=CONCATENATE([.H35];&quot; &quot;;[.I35];&quot; &quot;;[.J35];&quot; &quot;;[.K35];&quot; &quot;;[.L35])" office:value-type="string" office:string-value="a 0 generous preventative rock" calcext:value-type="string">
            <text:p>a 0 generous preventative rock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27])))" office:value-type="string" office:string-value="usual" calcext:value-type="string">
            <text:p>usual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parade" calcext:value-type="string">
            <text:p>parade</text:p>
          </table:table-cell>
          <table:table-cell/>
          <table:table-cell table:formula="of:=CONCATENATE([.H36];&quot; &quot;;[.I36];&quot; &quot;;[.J36];&quot; &quot;;[.K36];&quot; &quot;;[.L36])" office:value-type="string" office:string-value="those usual horrendous religious parade" calcext:value-type="string">
            <text:p>those usual horrendous religious parad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7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long" calcext:value-type="string">
            <text:p>long</text:p>
          </table:table-cell>
          <table:table-cell table:formula="of:=INDEX([Sheet1.D$1:.D$999];RANDBETWEEN(1;ROWS([.D$1:.D$12])))" office:value-type="string" office:string-value="Canadian" calcext:value-type="string">
            <text:p>Canadian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37];&quot; &quot;;[.I37];&quot; &quot;;[.J37];&quot; &quot;;[.K37];&quot; &quot;;[.L37])" office:value-type="string" office:string-value="many same long Canadian symbol" calcext:value-type="string">
            <text:p>many same long Canadian symbol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first" calcext:value-type="string">
            <text:p>first</text:p>
          </table:table-cell>
          <table:table-cell table:formula="of:=INDEX([Sheet1.C$1:.C$999];RANDBETWEEN(1;ROWS([.C$1:.C$19])))" office:value-type="string" office:string-value="yellow" calcext:value-type="string">
            <text:p>yellow</text:p>
          </table:table-cell>
          <table:table-cell table:formula="of:=INDEX([Sheet1.D$1:.D$999];RANDBETWEEN(1;ROWS([.D$1:.D$12])))" office:value-type="string" office:string-value="electric" calcext:value-type="string">
            <text:p>electric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38];&quot; &quot;;[.I38];&quot; &quot;;[.J38];&quot; &quot;;[.K38];&quot; &quot;;[.L38])" office:value-type="string" office:string-value="the first yellow electric food" calcext:value-type="string">
            <text:p>the first yellow electric foo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7])))" office:value-type="string" office:string-value="original" calcext:value-type="string">
            <text:p>original</text:p>
          </table:table-cell>
          <table:table-cell table:formula="of:=INDEX([Sheet1.C$1:.C$999];RANDBETWEEN(1;ROWS([.C$1:.C$19])))" office:value-type="string" office:string-value="long" calcext:value-type="string">
            <text:p>long</text:p>
          </table:table-cell>
          <table:table-cell table:formula="of:=INDEX([Sheet1.D$1:.D$999];RANDBETWEEN(1;ROWS([.D$1:.D$12])))" office:value-type="string" office:string-value="electric" calcext:value-type="string">
            <text:p>electric</text:p>
          </table:table-cell>
          <table:table-cell table:formula="of:=INDEX([Sheet1.E$1:.E$999];RANDBETWEEN(1;ROWS([.E$1:.E$13])))" office:value-type="string" office:string-value="device" calcext:value-type="string">
            <text:p>device</text:p>
          </table:table-cell>
          <table:table-cell/>
          <table:table-cell table:formula="of:=CONCATENATE([.H39];&quot; &quot;;[.I39];&quot; &quot;;[.J39];&quot; &quot;;[.K39];&quot; &quot;;[.L39])" office:value-type="string" office:string-value="many original long electric device" calcext:value-type="string">
            <text:p>many original long electric devi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rare" calcext:value-type="string">
            <text:p>rare</text:p>
          </table:table-cell>
          <table:table-cell table:formula="of:=INDEX([Sheet1.C$1:.C$999];RANDBETWEEN(1;ROWS([.C$1:.C$19])))" office:value-type="string" office:string-value="friendly" calcext:value-type="string">
            <text:p>friendly</text:p>
          </table:table-cell>
          <table:table-cell table:formula="of:=INDEX([Sheet1.D$1:.D$999];RANDBETWEEN(1;ROWS([.D$1:.D$12])))" office:value-type="string" office:string-value="wooden" calcext:value-type="string">
            <text:p>wooden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40];&quot; &quot;;[.I40];&quot; &quot;;[.J40];&quot; &quot;;[.K40];&quot; &quot;;[.L40])" office:value-type="string" office:string-value="a rare friendly wooden symbol" calcext:value-type="string">
            <text:p>a rare friendly wooden symbol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real" calcext:value-type="string">
            <text:p>real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41];&quot; &quot;;[.I41];&quot; &quot;;[.J41];&quot; &quot;;[.K41];&quot; &quot;;[.L41])" office:value-type="string" office:string-value="a real hairy emotional symbol" calcext:value-type="string">
            <text:p>a real hairy emotional symbol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27])))" office:value-type="string" office:string-value="only" calcext:value-type="string">
            <text:p>only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2])))" office:value-type="string" office:string-value="wooden" calcext:value-type="string">
            <text:p>wooden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42];&quot; &quot;;[.I42];&quot; &quot;;[.J42];&quot; &quot;;[.K42];&quot; &quot;;[.L42])" office:value-type="string" office:string-value="those only wealthy wooden food" calcext:value-type="string">
            <text:p>those only wealthy wooden foo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2])))" office:value-type="string" office:string-value="electric" calcext:value-type="string">
            <text:p>electric</text:p>
          </table:table-cell>
          <table:table-cell table:formula="of:=INDEX([Sheet1.E$1:.E$999];RANDBETWEEN(1;ROWS([.E$1:.E$13])))" office:value-type="string" office:string-value="plan" calcext:value-type="string">
            <text:p>plan</text:p>
          </table:table-cell>
          <table:table-cell/>
          <table:table-cell table:formula="of:=CONCATENATE([.H43];&quot; &quot;;[.I43];&quot; &quot;;[.J43];&quot; &quot;;[.K43];&quot; &quot;;[.L43])" office:value-type="string" office:string-value="the other lovely electric plan" calcext:value-type="string">
            <text:p>the other lovely electric pl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real" calcext:value-type="string">
            <text:p>real</text:p>
          </table:table-cell>
          <table:table-cell table:formula="of:=INDEX([Sheet1.C$1:.C$999];RANDBETWEEN(1;ROWS([.C$1:.C$19])))" office:value-type="string" office:string-value="yellow" calcext:value-type="string">
            <text:p>yellow</text:p>
          </table:table-cell>
          <table:table-cell table:formula="of:=INDEX([Sheet1.D$1:.D$999];RANDBETWEEN(1;ROWS([.D$1:.D$12])))" office:value-type="string" office:string-value="local" calcext:value-type="string">
            <text:p>local</text:p>
          </table:table-cell>
          <table:table-cell table:formula="of:=INDEX([Sheet1.E$1:.E$999];RANDBETWEEN(1;ROWS([.E$1:.E$13])))" office:value-type="string" office:string-value="device" calcext:value-type="string">
            <text:p>device</text:p>
          </table:table-cell>
          <table:table-cell/>
          <table:table-cell table:formula="of:=CONCATENATE([.H44];&quot; &quot;;[.I44];&quot; &quot;;[.J44];&quot; &quot;;[.K44];&quot; &quot;;[.L44])" office:value-type="string" office:string-value="another real yellow local device" calcext:value-type="string">
            <text:p>another real yellow local devi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extra" calcext:value-type="string">
            <text:p>extra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2])))" office:value-type="string" office:string-value="federal" calcext:value-type="string">
            <text:p>federal</text:p>
          </table:table-cell>
          <table:table-cell table:formula="of:=INDEX([Sheet1.E$1:.E$999];RANDBETWEEN(1;ROWS([.E$1:.E$13])))" office:value-type="string" office:string-value="one" calcext:value-type="string">
            <text:p>one</text:p>
          </table:table-cell>
          <table:table-cell/>
          <table:table-cell table:formula="of:=CONCATENATE([.H45];&quot; &quot;;[.I45];&quot; &quot;;[.J45];&quot; &quot;;[.K45];&quot; &quot;;[.L45])" office:value-type="string" office:string-value="another extra lovely federal one" calcext:value-type="string">
            <text:p>another extra lovely federal on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basic" calcext:value-type="string">
            <text:p>basic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2])))" office:value-type="string" office:string-value="preventative" calcext:value-type="string">
            <text:p>preventative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46];&quot; &quot;;[.I46];&quot; &quot;;[.J46];&quot; &quot;;[.K46];&quot; &quot;;[.L46])" office:value-type="string" office:string-value="the basic old preventative symbol" calcext:value-type="string">
            <text:p>the basic old preventative symbol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7])))" office:value-type="string" office:string-value="major" calcext:value-type="string">
            <text:p>major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one" calcext:value-type="string">
            <text:p>one</text:p>
          </table:table-cell>
          <table:table-cell/>
          <table:table-cell table:formula="of:=CONCATENATE([.H47];&quot; &quot;;[.I47];&quot; &quot;;[.J47];&quot; &quot;;[.K47];&quot; &quot;;[.L47])" office:value-type="string" office:string-value="no major wealthy emotional one" calcext:value-type="string">
            <text:p>no major wealthy emotional on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basic" calcext:value-type="string">
            <text:p>basic</text:p>
          </table:table-cell>
          <table:table-cell table:formula="of:=INDEX([Sheet1.C$1:.C$999];RANDBETWEEN(1;ROWS([.C$1:.C$19])))" office:value-type="string" office:string-value="emotional" calcext:value-type="string">
            <text:p>emotional</text:p>
          </table:table-cell>
          <table:table-cell table:formula="of:=INDEX([Sheet1.D$1:.D$999];RANDBETWEEN(1;ROWS([.D$1:.D$12])))" office:value-type="string" office:string-value="public" calcext:value-type="string">
            <text:p>public</text:p>
          </table:table-cell>
          <table:table-cell table:formula="of:=INDEX([Sheet1.E$1:.E$999];RANDBETWEEN(1;ROWS([.E$1:.E$13])))" office:value-type="string" office:string-value="house" calcext:value-type="string">
            <text:p>house</text:p>
          </table:table-cell>
          <table:table-cell/>
          <table:table-cell table:formula="of:=CONCATENATE([.H48];&quot; &quot;;[.I48];&quot; &quot;;[.J48];&quot; &quot;;[.K48];&quot; &quot;;[.L48])" office:value-type="string" office:string-value="a basic emotional public house" calcext:value-type="string">
            <text:p>a basic emotional public hou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00-00-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8:05:12.898000000</meta:creation-date>
    <dc:date>2014-09-18T01:21:36.992000000</dc:date>
    <meta:editing-duration>PT29M59S</meta:editing-duration>
    <meta:editing-cycles>9</meta:editing-cycles>
    <meta:generator>LibreOffice/4.1.0.4$Windows_x86 LibreOffice_project/89ea49ddacd9aa532507cbf852f2bb22b1ace28</meta:generator>
    <meta:document-statistic meta:table-count="1" meta:cell-count="360" meta:object-count="0"/>
  </office:meta>
</office:document-meta>
</file>